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bd4ae"/>
    </style:style>
    <style:style style:name="P2" style:family="paragraph" style:parent-style-name="Preformatted_20_Text">
      <style:paragraph-properties fo:orphans="1" style:writing-mode="lr-tb"/>
      <style:text-properties officeooo:paragraph-rsid="000bd4ae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bd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2: Simulating COM’s Effect on Space-Time Structuring</text:span></text:p>
      <text:p text:style-name="P2"/>
      <text:p text:style-name="P2"><text:span text:style-name="Source_20_Text"># Define a wave-based space-time structuring function based on COM principles</text:span></text:p>
      <text:p text:style-name="P2"><text:span text:style-name="Source_20_Text">def com_space_time_wave(x, t, omega=1, k=1):</text:span></text:p>
      <text:p text:style-name="P2"><text:span text:style-name="Source_20_Text"><text:s text:c="4"/>"""Models a space-time wave oscillation using COM harmonic principles."""</text:span></text:p>
      <text:p text:style-name="P2"><text:span text:style-name="Source_20_Text"><text:s text:c="4"/>return np.sin(k * x - omega * t) * np.exp(-0.01 * x)</text:span></text:p>
      <text:p text:style-name="P2"/>
      <text:p text:style-name="P2"><text:span text:style-name="Source_20_Text"># Generate space-time grid</text:span></text:p>
      <text:p text:style-name="P2"><text:span text:style-name="Source_20_Text">x_vals = np.linspace(0, 10, 100)</text:span></text:p>
      <text:p text:style-name="P2"><text:span text:style-name="Source_20_Text">t_vals = np.linspace(0, 10, 100)</text:span></text:p>
      <text:p text:style-name="P2"><text:span text:style-name="Source_20_Text">X, T = np.meshgrid(x_vals, t_vals)</text:span></text:p>
      <text:p text:style-name="P2"><text:span text:style-name="Source_20_Text">Z = com_space_time_wave(X, T)</text:span></text:p>
      <text:p text:style-name="P2"/>
      <text:p text:style-name="P2"><text:span text:style-name="Source_20_Text"># Plot the COM-based space-time wave</text:span></text:p>
      <text:p text:style-name="P2"><text:span text:style-name="Source_20_Text">plt.figure(figsize=(10, 6))</text:span></text:p>
      <text:p text:style-name="P2"><text:span text:style-name="Source_20_Text">plt.contourf(X, T, Z, cmap="viridis", levels=50)</text:span></text:p>
      <text:p text:style-name="P2"><text:span text:style-name="Source_20_Text">plt.colorbar(label="Wave Amplitude")</text:span></text:p>
      <text:p text:style-name="P2"><text:span text:style-name="Source_20_Text">plt.title("Collatz-Octave Model Simulation of Space-Time Oscillations")</text:span></text:p>
      <text:p text:style-name="P2"><text:span text:style-name="Source_20_Text">plt.xlabel("Space (x)")</text:span></text:p>
      <text:p text:style-name="P2"><text:span text:style-name="Source_20_Text">plt.ylabel("Time (t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3:31:10.228056666</meta:creation-date>
    <meta:generator>LibreOffice/24.2.7.2$Linux_X86_64 LibreOffice_project/420$Build-2</meta:generator>
    <dc:date>2025-02-09T03:32:08.034136653</dc:date>
    <meta:editing-duration>PT58S</meta:editing-duration>
    <meta:editing-cycles>1</meta:editing-cycles>
    <meta:document-statistic meta:table-count="0" meta:image-count="0" meta:object-count="0" meta:page-count="1" meta:paragraph-count="18" meta:word-count="95" meta:character-count="739" meta:non-whitespace-character-count="654"/>
  </office:meta>
</office:document-meta>
</file>